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66.2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 wheel Stanhope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10" calcext:value-type="float">
            <text:p>10</text:p>
          </table:table-cell>
          <table:table-cell table:style-name="ce1"/>
          <table:table-cell table:style-name="ce1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0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3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41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69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81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87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91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02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334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e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80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88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1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09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4" calcext:value-type="float">
            <text:p>84</text:p>
          </table:table-cell>
          <table:table-cell/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23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e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41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ey &amp; Dow p. 82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55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60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67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68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72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73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76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77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79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80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481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84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93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94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04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06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07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15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16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17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22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23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0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32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33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34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35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37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39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40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41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43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44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e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47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49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50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52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57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58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61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64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65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66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67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68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70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71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572]+16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73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74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75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77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78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79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80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82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83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85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86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87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88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89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90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91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92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94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97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98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599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00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01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02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04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06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11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12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13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1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1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17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18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19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23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24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25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29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3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31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35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36]+16"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38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39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40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41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45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46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47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5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5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54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55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56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58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59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61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62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64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669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672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674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86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88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89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92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94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98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99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00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04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07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712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714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715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16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717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18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19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20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21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22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23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726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727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731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37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39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742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751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752]+25" office:value-type="float" office:value="194" calcext:value-type="float">
            <text:p>1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55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56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57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58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59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760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761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763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766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771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775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777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783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786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788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789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790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791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792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793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78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793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1">00/00/0000</text:date>, <text:time style:data-style-name="N2" text:time-value="16:04:04.9738504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9-05-31T18:40:55.817413231</dc:date>
    <meta:editing-duration>P74DT9H7M49S</meta:editing-duration>
    <meta:editing-cycles>1594</meta:editing-cycles>
    <meta:generator>LibreOffice/6.0.7.3$Linux_X86_64 LibreOffice_project/00m0$Build-3</meta:generator>
    <dc:creator>James Petts</dc:creator>
    <meta:document-statistic meta:table-count="3" meta:cell-count="4960" meta:object-count="0"/>
  </office:meta>
</office:document-meta>
</file>